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caf8d" officeooo:paragraph-rsid="000caf8d" style:font-size-asian="15.75pt" style:font-size-complex="18pt"/>
    </style:style>
    <style:style style:name="P2" style:family="paragraph" style:parent-style-name="Standard">
      <style:text-properties fo:font-size="18pt" officeooo:rsid="000ccd26" officeooo:paragraph-rsid="000ccd26" style:font-size-asian="15.75pt" style:font-size-complex="18pt"/>
    </style:style>
    <style:style style:name="P3" style:family="paragraph" style:parent-style-name="Standard">
      <style:text-properties fo:font-size="18pt" officeooo:rsid="000dad18" officeooo:paragraph-rsid="000dad18" style:font-size-asian="15.75pt" style:font-size-complex="18pt"/>
    </style:style>
    <style:style style:name="P4" style:family="paragraph" style:parent-style-name="Standard">
      <style:text-properties fo:font-size="18pt" officeooo:rsid="00139af4" officeooo:paragraph-rsid="00139af4" style:font-size-asian="15.75pt" style:font-size-complex="18pt"/>
    </style:style>
    <style:style style:name="P5" style:family="paragraph" style:parent-style-name="Standard">
      <style:text-properties fo:font-size="18pt" fo:font-weight="bold" officeooo:rsid="0011f380" officeooo:paragraph-rsid="0011f380" style:font-size-asian="15.75pt" style:font-weight-asian="bold" style:font-size-complex="18pt" style:font-weight-complex="bold"/>
    </style:style>
    <style:style style:name="T1" style:family="text">
      <style:text-properties officeooo:rsid="000ccd26"/>
    </style:style>
    <style:style style:name="T2" style:family="text">
      <style:text-properties officeooo:rsid="000dad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</text:p>
      <text:p text:style-name="P1"/>
      <text:p text:style-name="P1">1) Go to your /mywebsite folder.</text:p>
      <text:p text:style-name="P1">2) Create a new branch “loopy-loop” and switch to it.</text:p>
      <text:p text:style-name="P1">3) Add the following code to your index.js</text:p>
      <text:p text:style-name="P1"><text:s text:c="4"/>for(let i=0; i&lt;10; i++) {</text:p>
      <text:p text:style-name="P1"><text:s text:c="4"/><text:tab/>console.log(“I am a loop: “ + i);</text:p>
      <text:p text:style-name="P1"><text:s text:c="4"/>}</text:p>
      <text:p text:style-name="P1">4) Commit.</text:p>
      <text:p text:style-name="P1">5) <text:span text:style-name="T1">Now you want to increase the number of iterations by 5 and you change the part “i&lt;10” to “i&lt;15”.</text:span></text:p>
      <text:p text:style-name="P2">6) Commit.</text:p>
      <text:p text:style-name="P2">7) Merge the loopy-loop branch into the master branch.</text:p>
      <text:p text:style-name="P2">8) Create a new branch “crypto” and change to it.</text:p>
      <text:p text:style-name="P2">9) Download a new image file with topic “ripple” and size is medium. Save it as “ripple.jpg” in your image folder.</text:p>
      <text:p text:style-name="P2">10) Change the index.html so that a new image “ripple.jpg” will be displayed just like other pictures.</text:p>
      <text:p text:style-name="P2">11) Commit your changes.</text:p>
      <text:p text:style-name="P2">12) Merge the ripple branch into the master branch without using the fast-forward merge technique. <text:span text:style-name="T2">Delete the branch “crypto”.</text:span></text:p>
      <text:p text:style-name="P2">13) <text:span text:style-name="T2">Create a new branch “bitcoin”.</text:span></text:p>
      <text:p text:style-name="P3">14) Do exactly as in 9) with the difference, that you search for bitcoin save it as “bitcoin.jpg” in your image folder.</text:p>
      <text:p text:style-name="P3">15) Change index.html, so that bitcoin.jpg will be displayed and not ripple.jpg</text:p>
      <text:p text:style-name="P3">16) Commit.</text:p>
      <text:p text:style-name="P3">17) Switch back to master branch.</text:p>
      <text:p text:style-name="P3">18) Do exactly as in 9) with the difference, that you search for “ethereum” and save it as “ethereum.jpg”</text:p>
      <text:p text:style-name="P3">19) Change the index.html, so that ethereum.jpg will be displayed and not ripple.jpg</text:p>
      <text:p text:style-name="P3">20) Commit.</text:p>
      <text:p text:style-name="P3">21) Merge the bitcoin branch into the master branch, what is the problem here?</text:p>
      <text:p text:style-name="P3"><text:soft-page-break/>22) Push your master branch to GitHub.</text:p>
      <text:p text:style-name="P3"/>
      <text:p text:style-name="P5">B</text:p>
      <text:p text:style-name="P3"/>
      <text:p text:style-name="P4">Please familiarize with the topic reverting changes in Git.</text:p>
      <text:p text:style-name="P4">Google and study the meanings and use-cases of the three following commands:</text:p>
      <text:p text:style-name="P4"/>
      <text:p text:style-name="P4"><text:tab/>git reset</text:p>
      <text:p text:style-name="P4"><text:tab/>git checkout</text:p>
      <text:p text:style-name="P4"><text:tab/>git revert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15:45:12.989500486</meta:creation-date>
    <dc:date>2018-03-22T15:58:45.782401446</dc:date>
    <meta:editing-duration>PT13M30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" meta:paragraph-count="32" meta:word-count="273" meta:character-count="1550" meta:non-whitespace-character-count="1293"/>
  </office:meta>
</office:document-meta>
</file>